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23A6859582F.jpg"/>
  <manifest:file-entry manifest:media-type="image/jpeg" manifest:full-path="Pictures/10000000000001E80000023A3E59BBC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0.141cm solid #000000" fo:border-right="none" fo:border-top="0.141cm solid #000000" fo:border-bottom="0.141cm solid #000000"/>
    </style:style>
    <style:style style:name="Tableau1.B1" style:family="table-cell">
      <style:table-cell-properties fo:padding="0.097cm" fo:border="0.141cm solid #000000"/>
    </style:style>
    <style:style style:name="Tableau1.A2" style:family="table-cell">
      <style:table-cell-properties fo:padding="0.097cm" fo:border-left="0.141cm solid #000000" fo:border-right="none" fo:border-top="none" fo:border-bottom="0.141cm solid #000000"/>
    </style:style>
    <style:style style:name="Tableau1.B2" style:family="table-cell">
      <style:table-cell-properties fo:padding="0.097cm" fo:border-left="0.141cm solid #000000" fo:border-right="0.141cm solid #000000" fo:border-top="none" fo:border-bottom="0.141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.097cm" fo:border-left="0.141cm solid #000000" fo:border-right="none" fo:border-top="0.141cm solid #000000" fo:border-bottom="0.141cm solid #000000"/>
    </style:style>
    <style:style style:name="Tableau2.B1" style:family="table-cell">
      <style:table-cell-properties fo:padding="0.097cm" fo:border="0.141cm solid #000000"/>
    </style:style>
    <style:style style:name="Tableau2.A2" style:family="table-cell">
      <style:table-cell-properties fo:padding="0.097cm" fo:border-left="0.141cm solid #000000" fo:border-right="none" fo:border-top="none" fo:border-bottom="0.141cm solid #000000"/>
    </style:style>
    <style:style style:name="Tableau2.B2" style:family="table-cell">
      <style:table-cell-properties fo:padding="0.097cm" fo:border-left="0.141cm solid #000000" fo:border-right="0.141cm solid #000000" fo:border-top="none" fo:border-bottom="0.141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draw:frame draw:style-name="fr1" draw:name="images1" text:anchor-type="as-char" svg:width="8.306cm" svg:height="9.701cm" draw:z-index="4"><draw:image xlink:href="Pictures/10000000000001E80000023A6859582F.jpg" xlink:type="simple" xlink:show="embed" xlink:actuate="onLoad"/></draw:frame></text:p>
          </table:table-cell>
          <table:table-cell table:style-name="Tableau1.B1" office:value-type="string">
            <text:p text:style-name="P1"><draw:frame draw:style-name="fr1" draw:name="images2" text:anchor-type="as-char" svg:width="8.306cm" svg:height="9.701cm" draw:z-index="5"><draw:image xlink:href="Pictures/10000000000001E80000023A6859582F.jp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1"><draw:frame draw:style-name="fr1" draw:name="images3" text:anchor-type="as-char" svg:width="8.306cm" svg:height="9.701cm" draw:z-index="6"><draw:image xlink:href="Pictures/10000000000001E80000023A6859582F.jpg" xlink:type="simple" xlink:show="embed" xlink:actuate="onLoad"/></draw:frame></text:p>
          </table:table-cell>
          <table:table-cell table:style-name="Tableau1.B2" office:value-type="string">
            <text:p text:style-name="P1"><draw:frame draw:style-name="fr1" draw:name="images4" text:anchor-type="as-char" svg:width="8.306cm" svg:height="9.701cm" draw:z-index="7"><draw:image xlink:href="Pictures/10000000000001E80000023A6859582F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<draw:frame draw:style-name="fr1" draw:name="images6" text:anchor-type="as-char" svg:width="8.306cm" svg:height="9.701cm" draw:z-index="0"><draw:image xlink:href="Pictures/10000000000001E80000023A3E59BBCC.jpg" xlink:type="simple" xlink:show="embed" xlink:actuate="onLoad"/></draw:frame></text:p>
          </table:table-cell>
          <table:table-cell table:style-name="Tableau2.B1" office:value-type="string">
            <text:p text:style-name="P1"><draw:frame draw:style-name="fr1" draw:name="images7" text:anchor-type="as-char" svg:width="8.306cm" svg:height="9.701cm" draw:z-index="1"><draw:image xlink:href="Pictures/10000000000001E80000023A3E59BBCC.jpg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1"><draw:frame draw:style-name="fr1" draw:name="images8" text:anchor-type="as-char" svg:width="8.306cm" svg:height="9.701cm" draw:z-index="2"><draw:image xlink:href="Pictures/10000000000001E80000023A3E59BBCC.jpg" xlink:type="simple" xlink:show="embed" xlink:actuate="onLoad"/></draw:frame></text:p>
          </table:table-cell>
          <table:table-cell table:style-name="Tableau2.B2" office:value-type="string">
            <text:p text:style-name="P1"><draw:frame draw:style-name="fr1" draw:name="images9" text:anchor-type="as-char" svg:width="8.306cm" svg:height="9.701cm" draw:z-index="3"><draw:image xlink:href="Pictures/10000000000001E80000023A3E59BBCC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M30S</meta:editing-duration>
    <meta:editing-cycles>4</meta:editing-cycles>
    <meta:generator>OpenOffice.org/3.3$Win32 OpenOffice.org_project/330m20$Build-9567</meta:generator>
    <dc:date>2017-06-23T12:54:27.24</dc:date>
    <meta:document-statistic meta:table-count="2" meta:image-count="8" meta:object-count="0" meta:page-count="2" meta:paragraph-count="8" meta:word-count="0" meta:character-count="8"/>
    <meta:user-defined meta:name="Info 1"/>
    <meta:user-defined meta:name="Info 2"/>
    <meta:user-defined meta:name="Info 3"/>
    <meta:user-defined meta:name="Info 4"/>
  </office:meta>
</office:document-meta>
</file>